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368in" fo:margin-left="0.3042in" fo:margin-right="0.284in" table:align="margins"/>
    </style:style>
    <style:style style:name="Table1.A" style:family="table-column">
      <style:table-column-properties style:column-width="1.0819in" style:rel-column-width="1558*"/>
    </style:style>
    <style:style style:name="Table1.B" style:family="table-column">
      <style:table-column-properties style:column-width="1.3771in" style:rel-column-width="1983*"/>
    </style:style>
    <style:style style:name="Table1.C" style:family="table-column">
      <style:table-column-properties style:column-width="1.3882in" style:rel-column-width="1999*"/>
    </style:style>
    <style:style style:name="Table1.D" style:family="table-column">
      <style:table-column-properties style:column-width="1.3875in" style:rel-column-width="1998*"/>
    </style:style>
    <style:style style:name="Table1.E" style:family="table-column">
      <style:table-column-properties style:column-width="1.1021in" style:rel-column-width="15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368in" fo:margin-left="0.3042in" fo:margin-right="0.284in" table:align="margins"/>
    </style:style>
    <style:style style:name="Table2.A" style:family="table-column">
      <style:table-column-properties style:column-width="0.9215in" style:rel-column-width="1327*"/>
    </style:style>
    <style:style style:name="Table2.B" style:family="table-column">
      <style:table-column-properties style:column-width="1.1729in" style:rel-column-width="1689*"/>
    </style:style>
    <style:style style:name="Table2.C" style:family="table-column">
      <style:table-column-properties style:column-width="0.9465in" style:rel-column-width="1363*"/>
    </style:style>
    <style:style style:name="Table2.D" style:family="table-column">
      <style:table-column-properties style:column-width="1.0813in" style:rel-column-width="1557*"/>
    </style:style>
    <style:style style:name="Table2.E" style:family="table-column">
      <style:table-column-properties style:column-width="1.0208in" style:rel-column-width="1470*"/>
    </style:style>
    <style:style style:name="Table2.F" style:family="table-column">
      <style:table-column-properties style:column-width="1.1938in" style:rel-column-width="17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.2957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0.2957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.2854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style:font-name-asian="Times New Roman1" style:font-style-asian="normal" style:font-name-complex="Times New Roman1" style:font-style-complex="normal"/>
    </style:style>
    <style:style style:name="T3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Ex Chap 4 (pp 140-142): 1, 7, 14, 23, 26, and optionally 32</text:p>
      <text:p text:style-name="P3"/>
      <text:p text:style-name="P4">1.</text:p>
      <text:p text:style-name="P8">elimination of recursive start symbol:</text:p>
      <text:p text:style-name="P5">S <text:span text:style-name="T1">→</text:span> S'</text:p>
      <text:p text:style-name="P5">S' <text:span text:style-name="T1">→</text:span> aS' | bS' | B</text:p>
      <text:p text:style-name="P5">B <text:span text:style-name="T1">→</text:span> bb | C | .\</text:p>
      <text:p text:style-name="P5">C <text:span text:style-name="T1">→</text:span> cC | .\</text:p>
      <text:p text:style-name="P5"/>
      <text:p text:style-name="P8">the set of nullable variables: {B, C, S', S}</text:p>
      <text:p text:style-name="P8">elimination of lambda rules:</text:p>
      <text:p text:style-name="P5">S <text:span text:style-name="T1">→</text:span> S' | .\</text:p>
      <text:p text:style-name="P5">S' <text:span text:style-name="T1">→</text:span> aS' | bS' | a | b | B</text:p>
      <text:p text:style-name="P5">B <text:span text:style-name="T1">→</text:span> bb | C</text:p>
      <text:p text:style-name="P6"><text:span text:style-name="T5">C </text:span><text:span text:style-name="T2">→</text:span><text:span text:style-name="T5"> cC | c</text:span></text:p>
      <text:p text:style-name="P6"><text:span text:style-name="T4"/></text:p>
      <text:p text:style-name="P6"><text:span text:style-name="T5">[ab]*(bb|c*)</text:span></text:p>
      <text:p text:style-name="P8"><text:span text:style-name="T4"/></text:p>
      <text:p text:style-name="P11"><text:span text:style-name="T4">7.</text:span></text:p>
      <text:p text:style-name="P8"><text:span text:style-name="T4">C(S) = {S, A, C, B}</text:span></text:p>
      <text:p text:style-name="P8"><text:span text:style-name="T4">C(A) = {A, C, B}</text:span></text:p>
      <text:p text:style-name="P8"><text:span text:style-name="T4">C(B) = {B}</text:span></text:p>
      <text:p text:style-name="P8"><text:span text:style-name="T4">C(C) = {C, B}</text:span></text:p>
      <text:p text:style-name="P8"><text:span text:style-name="T4"/></text:p>
      <text:p text:style-name="P8"><text:span text:style-name="T4">S </text:span><text:span text:style-name="T3">→</text:span><text:span text:style-name="T4"> AS | A | aA | bB | C | b | cC | B</text:span></text:p>
      <text:p text:style-name="P8"><text:span text:style-name="T4">A </text:span><text:span text:style-name="T3">→</text:span><text:span text:style-name="T4"> aA | bB | C | cC | B | b</text:span></text:p>
      <text:p text:style-name="P8"><text:span text:style-name="T4">B </text:span><text:span text:style-name="T3">→</text:span><text:span text:style-name="T4"> bB | b</text:span></text:p>
      <text:p text:style-name="P7">C <text:span text:style-name="T1">→</text:span> cC | B | bB | b</text:p>
      <text:p text:style-name="P7"/>
      <text:p text:style-name="P7">(a*c*b+)+</text:p>
      <text:p text:style-name="P7"/>
      <text:p text:style-name="P12">14.</text:p>
      <text:p text:style-name="P7">TERM = {A, D, S}</text:p>
      <text:p text:style-name="P7">S <text:span text:style-name="T1">→</text:span> AA</text:p>
      <text:p text:style-name="P7">A <text:span text:style-name="T1">→</text:span> aA | a</text:p>
      <text:p text:style-name="P7">D <text:span text:style-name="T1">→</text:span> dD | d</text:p>
      <text:p text:style-name="P7"/>
      <text:p text:style-name="P7">REACH = {S, A}</text:p>
      <text:p text:style-name="P7">S <text:span text:style-name="T1">→</text:span> AA</text:p>
      <text:p text:style-name="P7">A <text:span text:style-name="T1">→</text:span> aA | a</text:p>
      <text:p text:style-name="P7"/>
      <text:p text:style-name="P12">23.</text:p>
      <text:p text:style-name="P8">nullable variables: <text:span text:style-name="T4">{A, S}</text:span></text:p>
      <text:p text:style-name="P8">lambda rules and start recursion eliminated:</text:p>
      <text:p text:style-name="P7"><text:soft-page-break/>S <text:span text:style-name="T1">→</text:span> S' | .\</text:p>
      <text:p text:style-name="P7">S' <text:span text:style-name="T1">→</text:span> A | ABa | Ba | AbA | bA | Ab | b</text:p>
      <text:p text:style-name="P7">A <text:span text:style-name="T1">→</text:span> Aa | a</text:p>
      <text:p text:style-name="P7">B <text:span text:style-name="T1">→</text:span> Bb | BC</text:p>
      <text:p text:style-name="P7">C <text:span text:style-name="T1">→</text:span> CB | CA | C | bB</text:p>
      <text:p text:style-name="P7"/>
      <text:p text:style-name="P8">elimination of chain rules:</text:p>
      <text:p text:style-name="P7">C(S) = {S}</text:p>
      <text:p text:style-name="P7">C(S') = {S, A}</text:p>
      <text:p text:style-name="P7">C(A) = {A}</text:p>
      <text:p text:style-name="P7">C(B) = {B}</text:p>
      <text:p text:style-name="P7">C(C) = {C}</text:p>
      <text:p text:style-name="P7"/>
      <text:p text:style-name="P7">S <text:span text:style-name="T1">→</text:span> S' | .\</text:p>
      <text:p text:style-name="P7">S' <text:span text:style-name="T1">→</text:span> ABa | Ba | AbA | bA | Ab | b | Aa | a</text:p>
      <text:p text:style-name="P7">A <text:span text:style-name="T1">→</text:span> Aa | a</text:p>
      <text:p text:style-name="P7">B <text:span text:style-name="T1">→</text:span> Bb | BC</text:p>
      <text:p text:style-name="P7">C <text:span text:style-name="T1">→</text:span> CB | CA | bB</text:p>
      <text:p text:style-name="P7"/>
      <text:p text:style-name="P8">elimination of non-terminating variables:</text:p>
      <text:p text:style-name="P7">TERM = {S', A, S}</text:p>
      <text:p text:style-name="P8"><text:span text:style-name="T4">S </text:span><text:span text:style-name="T3">→</text:span><text:span text:style-name="T4"> S' | .\</text:span></text:p>
      <text:p text:style-name="P8"><text:span text:style-name="T4">S' </text:span><text:span text:style-name="T3">→</text:span><text:span text:style-name="T4"> AbA | bA | Ab | b | Aa | a</text:span></text:p>
      <text:p text:style-name="P8"><text:span text:style-name="T4">A </text:span><text:span text:style-name="T3">→</text:span><text:span text:style-name="T4"> Aa | a</text:span></text:p>
      <text:p text:style-name="P8"><text:span text:style-name="T4"/></text:p>
      <text:p text:style-name="P8">elimination of unreachable variables:</text:p>
      <text:p text:style-name="P7">REACH = {S, S', A}</text:p>
      <text:p text:style-name="P7"/>
      <text:p text:style-name="P8">separation of terminals:</text:p>
      <text:p text:style-name="P8"><text:span text:style-name="T4">S </text:span><text:span text:style-name="T3">→</text:span><text:span text:style-name="T4"> S' | .\</text:span></text:p>
      <text:p text:style-name="P8"><text:span text:style-name="T4">S' </text:span><text:span text:style-name="T3">→</text:span><text:span text:style-name="T4"> AB'A | B'A | AB' | b | AA' | a</text:span></text:p>
      <text:p text:style-name="P8"><text:span text:style-name="T4">A </text:span><text:span text:style-name="T3">→</text:span><text:span text:style-name="T4"> AA' | a</text:span></text:p>
      <text:p text:style-name="P8"><text:span text:style-name="T4">B' </text:span><text:span text:style-name="T3">→</text:span><text:span text:style-name="T4"> b</text:span></text:p>
      <text:p text:style-name="P8"><text:span text:style-name="T4">A' </text:span><text:span text:style-name="T3">→</text:span><text:span text:style-name="T4"> a</text:span></text:p>
      <text:p text:style-name="P8"><text:span text:style-name="T4"/></text:p>
      <text:p text:style-name="P8">distribution of rules that produce greater than three variables or letters (final form):</text:p>
      <text:p text:style-name="P8"><text:span text:style-name="T4">S </text:span><text:span text:style-name="T3">→</text:span><text:span text:style-name="T4"> S' | .\</text:span></text:p>
      <text:p text:style-name="P8"><text:span text:style-name="T4">S' </text:span><text:span text:style-name="T3">→</text:span><text:span text:style-name="T4"> AF | B'A | AB' | b | AA' | a</text:span></text:p>
      <text:p text:style-name="P8"><text:span text:style-name="T4">A </text:span><text:span text:style-name="T3">→</text:span><text:span text:style-name="T4"> AA' | a</text:span></text:p>
      <text:p text:style-name="P8"><text:span text:style-name="T4">F </text:span><text:span text:style-name="T3">→</text:span><text:span text:style-name="T4"> B'A</text:span></text:p>
      <text:p text:style-name="P8"><text:span text:style-name="T4">B' </text:span><text:span text:style-name="T3">→</text:span><text:span text:style-name="T4"> b</text:span></text:p>
      <text:p text:style-name="P8"><text:span text:style-name="T4">A' </text:span><text:span text:style-name="T3">→</text:span><text:span text:style-name="T4"> a</text:span></text:p>
      <text:p text:style-name="P9"><text:span text:style-name="T4"/></text:p>
      <text:p text:style-name="P8"><text:span text:style-name="T4"/></text:p>
      <text:p text:style-name="P11"><text:span text:style-name="T4">26.</text:span></text:p>
      <text:p text:style-name="P13">baa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3</text:p>
          </table:table-cell>
          <table:table-cell table:style-name="Table1.E1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{B}</text:p>
          </table:table-cell>
          <table:table-cell table:style-name="Table1.A2" office:value-type="string">
            <text:p text:style-name="P14">{Y}</text:p>
          </table:table-cell>
          <table:table-cell table:style-name="Table1.A2" office:value-type="string">
            <text:p text:style-name="P14">{S}</text:p>
          </table:table-cell>
          <table:table-cell table:style-name="Table1.E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{A, X, Y, S}</text:p>
          </table:table-cell>
          <table:table-cell table:style-name="Table1.A2" office:value-type="string">
            <text:p text:style-name="P14">{S, X}</text:p>
          </table:table-cell>
          <table:table-cell table:style-name="Table1.E2" office:value-type="string">
            <text:p text:style-name="P14">{S, X}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{A, X, Y, S}</text:p>
          </table:table-cell>
          <table:table-cell table:style-name="Table1.E2" office:value-type="string">
            <text:p text:style-name="P14">{S, X}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>{A, X, Y, S}</text:p>
          </table:table-cell>
        </table:table-row>
      </table:table>
      <text:p text:style-name="P13"/>
      <text:p text:style-name="P13">abaa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F1" office:value-type="string">
            <text:p text:style-name="P15">5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4">{A, X, Y, S}</text:p>
          </table:table-cell>
          <table:table-cell table:style-name="Table2.A2" office:value-type="string">
            <text:p text:style-name="P14">{Y}</text:p>
          </table:table-cell>
          <table:table-cell table:style-name="Table2.A2" office:value-type="string">
            <text:p text:style-name="P14">{S}</text:p>
          </table:table-cell>
          <table:table-cell table:style-name="Table2.A2" office:value-type="string">
            <text:p text:style-name="P14">0</text:p>
          </table:table-cell>
          <table:table-cell table:style-name="Table2.F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{B}</text:p>
          </table:table-cell>
          <table:table-cell table:style-name="Table2.A2" office:value-type="string">
            <text:p text:style-name="P14">{Y}</text:p>
          </table:table-cell>
          <table:table-cell table:style-name="Table2.A2" office:value-type="string">
            <text:p text:style-name="P14">{S}</text:p>
          </table:table-cell>
          <table:table-cell table:style-name="Table2.F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{A, X, Y, S}</text:p>
          </table:table-cell>
          <table:table-cell table:style-name="Table2.A2" office:value-type="string">
            <text:p text:style-name="P14">{S, X}</text:p>
          </table:table-cell>
          <table:table-cell table:style-name="Table2.F2" office:value-type="string">
            <text:p text:style-name="P14">{S}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{A, X, Y, S}</text:p>
          </table:table-cell>
          <table:table-cell table:style-name="Table2.F2" office:value-type="string">
            <text:p text:style-name="P14">{S, X}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>{A, X, Y, S}</text:p>
          </table:table-cell>
        </table:table-row>
      </table:table>
      <text:p text:style-name="P8"><text:span text:style-name="T4"/></text:p>
      <text:p text:style-name="P8"><text:span text:style-name="T4"/></text:p>
      <text:p text:style-name="P11"><text:span text:style-name="T4">32.</text:span></text:p>
      <text:p text:style-name="P8"><text:span text:style-name="T4">G:</text:span></text:p>
      <text:p text:style-name="P8"><text:span text:style-name="T4">S </text:span><text:span text:style-name="T3">→</text:span><text:span text:style-name="T4"> AB | BC</text:span></text:p>
      <text:p text:style-name="P8"><text:span text:style-name="T4">A </text:span><text:span text:style-name="T3">→</text:span><text:span text:style-name="T4"> AB | a</text:span></text:p>
      <text:p text:style-name="P8"><text:span text:style-name="T4">B </text:span><text:span text:style-name="T3">→</text:span><text:span text:style-name="T4"> AA | CB | b</text:span></text:p>
      <text:p text:style-name="P8"><text:span text:style-name="T4">C </text:span><text:span text:style-name="T3">→</text:span><text:span text:style-name="T4"> a | b</text:span></text:p>
      <text:p text:style-name="P8"><text:span text:style-name="T4"/></text:p>
      <text:p text:style-name="P8">elimination of left-recursive variables:</text:p>
      <text:p text:style-name="P7">S <text:span text:style-name="T1">→</text:span> AB | BC</text:p>
      <text:p text:style-name="P7">A <text:span text:style-name="T1">→</text:span> a | aD</text:p>
      <text:p text:style-name="P7">B <text:span text:style-name="T1">→</text:span> AA | CB | b</text:p>
      <text:p text:style-name="P7">C <text:span text:style-name="T1">→</text:span> a | b</text:p>
      <text:p text:style-name="P7">D <text:span text:style-name="T1">→</text:span> AD | A</text:p>
      <text:p text:style-name="P7"/>
      <text:p text:style-name="P8">replacement of out-of-order variables:</text:p>
      <text:p text:style-name="P7">S <text:span text:style-name="T1">→</text:span> AB | BC</text:p>
      <text:p text:style-name="P7">A <text:span text:style-name="T1">→</text:span> a | aD</text:p>
      <text:p text:style-name="P7">B <text:span text:style-name="T1">→</text:span> aA | aDA | aB | bB | b</text:p>
      <text:p text:style-name="P7">C <text:span text:style-name="T1">→</text:span> a | b</text:p>
      <text:p text:style-name="P7">D <text:span text:style-name="T1">→</text:span> AD | A</text:p>
      <text:p text:style-name="P7"><text:span text:style-name="T4"/></text:p>
      <text:p text:style-name="P10"><text:span text:style-name="T4"/></text:p>
      <text:p text:style-name="P8">replacement of starting variables with terminals:</text:p>
      <text:p text:style-name="P7">S <text:span text:style-name="T1">→</text:span> aB | aDB | aAC | aDAC | aBC | bBC | bC</text:p>
      <text:p text:style-name="P7">A <text:span text:style-name="T1">→</text:span> a | aD</text:p>
      <text:p text:style-name="P7">B <text:span text:style-name="T1">→</text:span> aA | aDA | aB | bB | b</text:p>
      <text:p text:style-name="P7">C <text:span text:style-name="T1">→</text:span> a | b</text:p>
      <text:p text:style-name="P7">D <text:span text:style-name="T1">→</text:span> aD | aDD | a | 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Set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0-11-22T22:13:20</dc:date>
    <meta:editing-cycles>310</meta:editing-cycles>
    <meta:editing-duration>PT3H14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143" meta:word-count="450" meta:character-count="1898"/>
  </office:meta>
</office:document-meta>
</file>